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2056838929904" calcext:value-type="float">
            <text:p>97,21</text:p>
          </table:table-cell>
          <table:table-cell table:style-name="ce3" table:formula="of:=([.F2]/12597)*100" office:value-type="float" office:value="2.79431610700961" calcext:value-type="float">
            <text:p>2,79</text:p>
          </table:table-cell>
          <table:table-cell office:value-type="float" office:value="8957" calcext:value-type="float">
            <text:p>8957</text:p>
          </table:table-cell>
          <table:table-cell table:style-name="ce4" table:formula="of:=[.E18]+[.H18]" office:value-type="float" office:value="12245" calcext:value-type="float">
            <text:p>12245</text:p>
          </table:table-cell>
          <table:table-cell table:formula="of:=12597-[.E2]" office:value-type="float" office:value="352" calcext:value-type="float">
            <text:p>352</text:p>
          </table:table-cell>
          <table:table-cell office:value-type="float" office:value="68.2155911922" calcext:value-type="float">
            <text:p>68,2155911922</text:p>
          </table:table-cell>
          <table:table-cell office:value-type="float" office:value="13.9727809429" calcext:value-type="float">
            <text:p>13,972780942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8484559815829" calcext:value-type="float">
            <text:p>96,85</text:p>
          </table:table-cell>
          <table:table-cell table:style-name="ce3" table:formula="of:=([.F3]/12597)*100" office:value-type="float" office:value="3.15154401841708" calcext:value-type="float">
            <text:p>3,15</text:p>
          </table:table-cell>
          <table:table-cell office:value-type="float" office:value="9067" calcext:value-type="float">
            <text:p>9067</text:p>
          </table:table-cell>
          <table:table-cell table:style-name="ce4" table:formula="of:=[.E19]+[.H19]" office:value-type="float" office:value="12200" calcext:value-type="float">
            <text:p>12200</text:p>
          </table:table-cell>
          <table:table-cell table:formula="of:=12597-[.E3]" office:value-type="float" office:value="397" calcext:value-type="float">
            <text:p>397</text:p>
          </table:table-cell>
          <table:table-cell office:value-type="float" office:value="82.0175251961" calcext:value-type="float">
            <text:p>82,0175251961</text:p>
          </table:table-cell>
          <table:table-cell office:value-type="float" office:value="14.1052770615" calcext:value-type="float">
            <text:p>14,105277061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221560689053" calcext:value-type="float">
            <text:p>97,22</text:p>
          </table:table-cell>
          <table:table-cell table:style-name="ce3" table:formula="of:=([.F4]/12597)*100" office:value-type="float" office:value="2.77843931094705" calcext:value-type="float">
            <text:p>2,78</text:p>
          </table:table-cell>
          <table:table-cell office:value-type="float" office:value="8684" calcext:value-type="float">
            <text:p>8684</text:p>
          </table:table-cell>
          <table:table-cell table:style-name="ce4" table:formula="of:=[.E20]+[.H20]" office:value-type="float" office:value="12247" calcext:value-type="float">
            <text:p>12247</text:p>
          </table:table-cell>
          <table:table-cell table:formula="of:=12597-[.E4]" office:value-type="float" office:value="350" calcext:value-type="float">
            <text:p>350</text:p>
          </table:table-cell>
          <table:table-cell office:value-type="float" office:value="224.686844826" calcext:value-type="float">
            <text:p>224,686844826</text:p>
          </table:table-cell>
          <table:table-cell office:value-type="float" office:value="13.4966378212" calcext:value-type="float">
            <text:p>13,496637821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165991902834" calcext:value-type="float">
            <text:p>97,17</text:p>
          </table:table-cell>
          <table:table-cell table:style-name="ce3" table:formula="of:=([.F5]/12597)*100" office:value-type="float" office:value="2.83400809716599" calcext:value-type="float">
            <text:p>2,8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240" calcext:value-type="float">
            <text:p>12240</text:p>
          </table:table-cell>
          <table:table-cell table:formula="of:=12597-[.E5]" office:value-type="float" office:value="357" calcext:value-type="float">
            <text:p>357</text:p>
          </table:table-cell>
          <table:table-cell office:value-type="float" office:value="89.4394629002" calcext:value-type="float">
            <text:p>89,4394629002</text:p>
          </table:table-cell>
          <table:table-cell office:value-type="float" office:value="19.4960720539" calcext:value-type="float">
            <text:p>19,496072053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453758831468" calcext:value-type="float">
            <text:p>97,25</text:p>
          </table:table-cell>
          <table:table-cell table:style-name="ce3" table:formula="of:=([.F6]/12597)*100" office:value-type="float" office:value="2.75462411685322" calcext:value-type="float">
            <text:p>2,75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250" calcext:value-type="float">
            <text:p>12250</text:p>
          </table:table-cell>
          <table:table-cell table:formula="of:=12597-[.E6]" office:value-type="float" office:value="347" calcext:value-type="float">
            <text:p>347</text:p>
          </table:table-cell>
          <table:table-cell office:value-type="float" office:value="148.752612114" calcext:value-type="float">
            <text:p>148,752612114</text:p>
          </table:table-cell>
          <table:table-cell office:value-type="float" office:value="19.6023631096" calcext:value-type="float">
            <text:p>19,602363109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9516551559895" calcext:value-type="float">
            <text:p>96,95</text:p>
          </table:table-cell>
          <table:table-cell table:style-name="ce3" table:formula="of:=([.F7]/12597)*100" office:value-type="float" office:value="3.04834484401048" calcext:value-type="float">
            <text:p>3,05</text:p>
          </table:table-cell>
          <table:table-cell office:value-type="float" office:value="8977" calcext:value-type="float">
            <text:p>8977</text:p>
          </table:table-cell>
          <table:table-cell table:style-name="ce4" table:formula="of:=[.E23]+[.H23]" office:value-type="float" office:value="12213" calcext:value-type="float">
            <text:p>12213</text:p>
          </table:table-cell>
          <table:table-cell table:formula="of:=12597-[.E7]" office:value-type="float" office:value="384" calcext:value-type="float">
            <text:p>384</text:p>
          </table:table-cell>
          <table:table-cell office:value-type="float" office:value="90.4762020111" calcext:value-type="float">
            <text:p>90,4762020111</text:p>
          </table:table-cell>
          <table:table-cell office:value-type="float" office:value="14.2114379406" calcext:value-type="float">
            <text:p>14,21143794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0707311264587" calcext:value-type="float">
            <text:p>97,07</text:p>
          </table:table-cell>
          <table:table-cell table:style-name="ce3" table:formula="of:=([.F8]/12597)*100" office:value-type="float" office:value="2.92926887354132" calcext:value-type="float">
            <text:p>2,93</text:p>
          </table:table-cell>
          <table:table-cell office:value-type="float" office:value="9040" calcext:value-type="float">
            <text:p>9040</text:p>
          </table:table-cell>
          <table:table-cell table:style-name="ce4" table:formula="of:=[.E24]+[.H24]" office:value-type="float" office:value="12228" calcext:value-type="float">
            <text:p>12228</text:p>
          </table:table-cell>
          <table:table-cell table:formula="of:=12597-[.E8]" office:value-type="float" office:value="369" calcext:value-type="float">
            <text:p>369</text:p>
          </table:table-cell>
          <table:table-cell office:value-type="float" office:value="84.2578961849" calcext:value-type="float">
            <text:p>84,2578961849</text:p>
          </table:table-cell>
          <table:table-cell office:value-type="float" office:value="14.1392869949" calcext:value-type="float">
            <text:p>14,139286994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1183615146463" calcext:value-type="float">
            <text:p>97,12</text:p>
          </table:table-cell>
          <table:table-cell table:style-name="ce3" table:formula="of:=([.F9]/12597)*100" office:value-type="float" office:value="2.88163848535366" calcext:value-type="float">
            <text:p>2,88</text:p>
          </table:table-cell>
          <table:table-cell office:value-type="float" office:value="8701" calcext:value-type="float">
            <text:p>8701</text:p>
          </table:table-cell>
          <table:table-cell table:style-name="ce4" table:formula="of:=[.E25]+[.H25]" office:value-type="float" office:value="12234" calcext:value-type="float">
            <text:p>12234</text:p>
          </table:table-cell>
          <table:table-cell table:formula="of:=12597-[.E9]" office:value-type="float" office:value="363" calcext:value-type="float">
            <text:p>363</text:p>
          </table:table-cell>
          <table:table-cell office:value-type="float" office:value="157.654867887" calcext:value-type="float">
            <text:p>157,654867887</text:p>
          </table:table-cell>
          <table:table-cell office:value-type="float" office:value="13.6570270061" calcext:value-type="float">
            <text:p>13,657027006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1977454949591" calcext:value-type="float">
            <text:p>97,20</text:p>
          </table:table-cell>
          <table:table-cell table:style-name="ce3" table:formula="of:=([.F10]/12597)*100" office:value-type="float" office:value="2.80225450504088" calcext:value-type="float">
            <text:p>2,80</text:p>
          </table:table-cell>
          <table:table-cell office:value-type="float" office:value="8962" calcext:value-type="float">
            <text:p>8962</text:p>
          </table:table-cell>
          <table:table-cell table:style-name="ce4" table:formula="of:=[.E26]+[.H26]" office:value-type="float" office:value="12244" calcext:value-type="float">
            <text:p>12244</text:p>
          </table:table-cell>
          <table:table-cell table:formula="of:=12597-[.E10]" office:value-type="float" office:value="353" calcext:value-type="float">
            <text:p>353</text:p>
          </table:table-cell>
          <table:table-cell office:value-type="float" office:value="71.7254350185" calcext:value-type="float">
            <text:p>71,7254350185</text:p>
          </table:table-cell>
          <table:table-cell office:value-type="float" office:value="13.9768948555" calcext:value-type="float">
            <text:p>13,976894855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8643327776455" calcext:value-type="float">
            <text:p>96,86</text:p>
          </table:table-cell>
          <table:table-cell table:style-name="ce3" table:formula="of:=([.F11]/12597)*100" office:value-type="float" office:value="3.13566722235453" calcext:value-type="float">
            <text:p>3,14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7]+[.H27]" office:value-type="float" office:value="12202" calcext:value-type="float">
            <text:p>12202</text:p>
          </table:table-cell>
          <table:table-cell table:formula="of:=12597-[.E11]" office:value-type="float" office:value="395" calcext:value-type="float">
            <text:p>395</text:p>
          </table:table-cell>
          <table:table-cell office:value-type="float" office:value="172.01149106" calcext:value-type="float">
            <text:p>172,01149106</text:p>
          </table:table-cell>
          <table:table-cell office:value-type="float" office:value="19.5753381252" calcext:value-type="float">
            <text:p>19,575338125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889894419306" calcext:value-type="float">
            <text:p>97,0889894419</text:p>
          </table:table-cell>
          <table:table-cell table:formula="of:=AVERAGE([.C2:.C11])" office:value-type="float" office:value="2.91101055806938" calcext:value-type="float">
            <text:p>2,9110105581</text:p>
          </table:table-cell>
          <table:table-cell table:formula="of:=SUM([.D2:.D11])/10" office:value-type="float" office:value="10018" calcext:value-type="float">
            <text:p>10018</text:p>
          </table:table-cell>
          <table:table-cell table:formula="of:=AVERAGE([.E2:.E11])" office:value-type="float" office:value="12230.3" calcext:value-type="float">
            <text:p>12230,3</text:p>
          </table:table-cell>
          <table:table-cell table:formula="of:=AVERAGE([.F2:.F11])" office:value-type="float" office:value="366.7" calcext:value-type="float">
            <text:p>366,7</text:p>
          </table:table-cell>
          <table:table-cell table:formula="of:=SUM([.G2:.G11])/10" office:value-type="float" office:value="118.923792839" calcext:value-type="float">
            <text:p>118,923792839</text:p>
          </table:table-cell>
          <table:table-cell table:formula="of:=SUM([.H2:.H11])/10" office:value-type="float" office:value="15.62331159114" calcext:value-type="float">
            <text:p>15,623311591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95268714773359" calcext:value-type="float">
            <text:p>0,795268714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1.8" calcext:value-type="float">
            <text:p>5831,8</text:p>
          </table:table-cell>
          <table:table-cell table:formula="of:=AVERAGE([.G18:.G27])" office:value-type="float" office:value="30.9" calcext:value-type="float">
            <text:p>30,9</text:p>
          </table:table-cell>
          <table:table-cell/>
          <table:table-cell office:value-type="float" office:value="5811" calcext:value-type="float">
            <text:p>5811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table:formula="of:=12597-SUM([.E18:.G18])" office:value-type="float" office:value="6434" calcext:value-type="float">
            <text:p>643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5.8" calcext:value-type="float">
            <text:p>335,8</text:p>
          </table:table-cell>
          <table:table-cell table:formula="of:=AVERAGE([.H18:.H27])" office:value-type="float" office:value="6398.5" calcext:value-type="float">
            <text:p>6398,5</text:p>
          </table:table-cell>
          <table:table-cell/>
          <table:table-cell office:value-type="float" office:value="5769" calcext:value-type="float">
            <text:p>5769</text:p>
          </table:table-cell>
          <table:table-cell office:value-type="float" office:value="335" calcext:value-type="float">
            <text:p>335</text:p>
          </table:table-cell>
          <table:table-cell office:value-type="float" office:value="62" calcext:value-type="float">
            <text:p>62</text:p>
          </table:table-cell>
          <table:table-cell table:formula="of:=12597-SUM([.E19:.G19])" office:value-type="float" office:value="6431" calcext:value-type="float">
            <text:p>643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6" calcext:value-type="float">
            <text:p>5786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461" calcext:value-type="float">
            <text:p>646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1.8" calcext:value-type="float">
            <text:p>5831,8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332" calcext:value-type="float">
            <text:p>332</text:p>
          </table:table-cell>
          <table:table-cell office:value-type="float" office:value="25" calcext:value-type="float">
            <text:p>25</text:p>
          </table:table-cell>
          <table:table-cell table:formula="of:=12597-SUM([.E21:.G21])" office:value-type="float" office:value="6471" calcext:value-type="float">
            <text:p>647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5.8" calcext:value-type="float">
            <text:p>335,8</text:p>
          </table:table-cell>
          <table:table-cell table:number-columns-repeated="2"/>
          <table:table-cell office:value-type="float" office:value="5850" calcext:value-type="float">
            <text:p>5850</text:p>
          </table:table-cell>
          <table:table-cell office:value-type="float" office:value="322" calcext:value-type="float">
            <text:p>322</text:p>
          </table:table-cell>
          <table:table-cell office:value-type="float" office:value="25" calcext:value-type="float">
            <text:p>25</text:p>
          </table:table-cell>
          <table:table-cell table:formula="of:=12597-SUM([.E22:.G22])" office:value-type="float" office:value="6400" calcext:value-type="float">
            <text:p>640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0.9" calcext:value-type="float">
            <text:p>30,9</text:p>
          </table:table-cell>
          <table:table-cell table:number-columns-repeated="2"/>
          <table:table-cell office:value-type="float" office:value="5826" calcext:value-type="float">
            <text:p>5826</text:p>
          </table:table-cell>
          <table:table-cell office:value-type="float" office:value="357" calcext:value-type="float">
            <text:p>357</text:p>
          </table:table-cell>
          <table:table-cell office:value-type="float" office:value="27" calcext:value-type="float">
            <text:p>27</text:p>
          </table:table-cell>
          <table:table-cell table:formula="of:=12597-SUM([.E23:.G23])" office:value-type="float" office:value="6387" calcext:value-type="float">
            <text:p>638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.5" calcext:value-type="float">
            <text:p>6398,5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  <table:table-cell table:formula="of:=12597-SUM([.E24:.G24])" office:value-type="float" office:value="6368" calcext:value-type="float">
            <text:p>636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333" calcext:value-type="float">
            <text:p>333</text:p>
          </table:table-cell>
          <table:table-cell office:value-type="float" office:value="30" calcext:value-type="float">
            <text:p>30</text:p>
          </table:table-cell>
          <table:table-cell table:formula="of:=12597-SUM([.E25:.G25])" office:value-type="float" office:value="6375" calcext:value-type="float">
            <text:p>637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0" calcext:value-type="float">
            <text:p>5890</text:p>
          </table:table-cell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354" calcext:value-type="float">
            <text:p>635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8" calcext:value-type="float">
            <text:p>5898</text:p>
          </table:table-cell>
          <table:table-cell office:value-type="float" office:value="343" calcext:value-type="float">
            <text:p>343</text:p>
          </table:table-cell>
          <table:table-cell office:value-type="float" office:value="52" calcext:value-type="float">
            <text:p>52</text:p>
          </table:table-cell>
          <table:table-cell table:formula="of:=12597-SUM([.E27:.G27])" office:value-type="float" office:value="6304" calcext:value-type="float">
            <text:p>630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889894419306" calcext:value-type="float">
            <text:p>0,9708898944</text:p>
          </table:table-cell>
          <table:table-cell table:number-columns-repeated="2"/>
          <table:table-cell table:formula="of:=SUM([.E18:.E27])/10" office:value-type="float" office:value="5831.8" calcext:value-type="float">
            <text:p>5831,8</text:p>
          </table:table-cell>
          <table:table-cell table:formula="of:=SUM([.F18:.F27])/10" office:value-type="float" office:value="335.8" calcext:value-type="float">
            <text:p>335,8</text:p>
          </table:table-cell>
          <table:table-cell table:formula="of:=SUM([.G18:.G27])/10" office:value-type="float" office:value="30.9" calcext:value-type="float">
            <text:p>30,9</text:p>
          </table:table-cell>
          <table:table-cell table:formula="of:=SUM([.H18:.H27])/10" office:value-type="float" office:value="6398.5" calcext:value-type="float">
            <text:p>6398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1101055806938" calcext:value-type="float">
            <text:p>0,0291101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72939089498" calcext:value-type="float">
            <text:p>0,9947293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135871582793" calcext:value-type="float">
            <text:p>0,95013587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5:10:41.4910072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0S</meta:editing-duration>
    <meta:editing-cycles>6</meta:editing-cycles>
    <meta:generator>LibreOffice/5.1.6.2$Linux_X86_64 LibreOffice_project/10m0$Build-2</meta:generator>
    <dc:date>2018-01-20T05:11:54.969135610</dc:date>
    <meta:document-statistic meta:table-count="1" meta:cell-count="177" meta:object-count="0"/>
  </office:meta>
</office:document-meta>
</file>